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d3abe" officeooo:paragraph-rsid="001d3abe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color="#72bf44" fo:font-weight="normal" officeooo:rsid="00213f91" officeooo:paragraph-rsid="002a5fde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color="#72bf44" fo:font-weight="normal" officeooo:rsid="0023df1b" officeooo:paragraph-rsid="0023df1b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color="#72bf44" fo:font-weight="normal" officeooo:rsid="001a8fea" officeooo:paragraph-rsid="0025804b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1f04b8" officeooo:paragraph-rsid="001f04b8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normal" officeooo:rsid="00201a87" officeooo:paragraph-rsid="0038d648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officeooo:rsid="0026e630" officeooo:paragraph-rsid="0026e630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normal" officeooo:rsid="001b5c01" officeooo:paragraph-rsid="0027f394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normal" officeooo:rsid="001b5c01" officeooo:paragraph-rsid="00383ffc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normal" officeooo:rsid="002c7777" officeooo:paragraph-rsid="002c7777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normal" officeooo:rsid="0033ed5f" officeooo:paragraph-rsid="0033ed5f" style:font-weight-asian="normal" style:font-weight-complex="normal"/>
    </style:style>
    <style:style style:name="T1" style:family="text">
      <style:text-properties officeooo:rsid="0025804b"/>
    </style:style>
    <style:style style:name="T2" style:family="text">
      <style:text-properties officeooo:rsid="0027f394"/>
    </style:style>
    <style:style style:name="T3" style:family="text">
      <style:text-properties officeooo:rsid="002942a7"/>
    </style:style>
    <style:style style:name="T4" style:family="text">
      <style:text-properties officeooo:rsid="002e8f49"/>
    </style:style>
    <style:style style:name="T5" style:family="text">
      <style:text-properties officeooo:rsid="0033ed5f"/>
    </style:style>
    <style:style style:name="T6" style:family="text">
      <style:text-properties fo:color="#72bf44"/>
    </style:style>
    <style:style style:name="T7" style:family="text">
      <style:text-properties fo:color="#72bf44" officeooo:rsid="0033ed5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cklog</text:p>
      <text:p text:style-name="P1"/>
      <text:p text:style-name="P1"/>
      <text:list xml:id="list1638983553" text:style-name="L1">
        <text:list-item>
          <text:p text:style-name="P2">Le programme apparaît dans la barre des tâches/barre de notifications <text:span text:style-name="T4">(TESTER SUR WINDOWS ET D’AUTRES ENVIRONNEMENTS DE BUREAU)</text:span></text:p>
        </text:list-item>
        <text:list-item>
          <text:p text:style-name="P3">Le programme sélectionne à chaque lancement un article aléatoire différent</text:p>
        </text:list-item>
        <text:list-item>
          <text:p text:style-name="P5"><text:span text:style-name="T6">L’utilisateur accède à l’article du jour par un clic-gauche sur l’icône dans la barre des notifications </text:span><text:span text:style-name="T7">OU en cliquant sur le bouton dédié dans la fenêtre (pour l’interface Linux)</text:span></text:p>
        </text:list-item>
        <text:list-item>
          <text:p text:style-name="P4">S’il n’y a pas de connexion au démarrage, le programme attend que la connexion revienne et informe l’utilisateur de l’article du jour à ce moment-là. <text:span text:style-name="T1">L’icône est remplacée par une croix rouge quand il n’y a pas de connexion (sur Windows)</text:span></text:p>
        </text:list-item>
        <text:list-item>
          <text:p text:style-name="P7">L’utilisateur peut accéder à une petite fenêtre très simple de paramètres. Il peut y sélectionner le ou les thèmes qui l’intéressent (maximum 50) et choisir de lancer ou non le programme à l’ouverture de la session.</text:p>
        </text:list-item>
        <text:list-item>
          <text:p text:style-name="P8">L’utilisateur peut installer le programme facilement <text:span text:style-name="T2">sur Linux </text:span>en utilisant un package</text:p>
        </text:list-item>
        <text:list-item>
          <text:p text:style-name="P6">Le programme démarre automatiquement au lancement de la session</text:p>
        </text:list-item>
        <text:list-item>
          <text:p text:style-name="P9">L’utilisateur peut <text:span text:style-name="T3">aussi utiliser le programme sur Windows, avec : </text:span></text:p>
          <text:list>
            <text:list-item>
              <text:p text:style-name="P9"><text:span text:style-name="T3">une interface placée dans la barre système. </text:span></text:p>
            </text:list-item>
            <text:list-item>
              <text:p text:style-name="P9"><text:span text:style-name="T3">L’utilisateur fait un clic-droit sur l’icône pour avoir le choix entre accéder aux paramètres et fermer l’application, et un double-clic gauche pour accéder à l’article </text:span></text:p>
            </text:list-item>
            <text:list-item>
              <text:p text:style-name="P9"><text:span text:style-name="T3">Au démarrage, une infobulle donne à l’utilisateur le nom de l’article du jour. </text:span></text:p>
            </text:list-item>
            <text:list-item>
              <text:p text:style-name="P9"><text:span text:style-name="T3">Avec cette version, l’utilisateur utilise alors un installeur pour l’installer</text:span></text:p>
            </text:list-item>
          </text:list>
        </text:list-item>
        <text:list-item>
          <text:p text:style-name="P10">L’utilisateur peut facilement télécharger le logiciel sur Internet</text:p>
        </text:list-item>
        <text:list-item>
          <text:p text:style-name="P11">BONUS : l’interface style Windows (réduit dans la barre système) fonctionne au moins partiellement sous Linux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15:41:16.918413990</meta:creation-date>
    <meta:generator>LibreOffice/6.0.7.3$Linux_X86_64 LibreOffice_project/00m0$Build-3</meta:generator>
    <dc:date>2020-01-28T17:03:15.157865731</dc:date>
    <meta:editing-duration>PT4H6M24S</meta:editing-duration>
    <meta:editing-cycles>29</meta:editing-cycles>
    <meta:document-statistic meta:table-count="0" meta:image-count="0" meta:object-count="0" meta:page-count="1" meta:paragraph-count="15" meta:word-count="259" meta:character-count="1629" meta:non-whitespace-character-count="1395"/>
  </office:meta>
</office:document-meta>
</file>